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ExtJSONParserTest_7.test_parse_st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ExtJSONParserTest_7.test_parseArray_err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DefaultExtJSONParserTest_7.test_parseArra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ExtJSONParserTest_7.test_pars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